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e994"/>
    </style:style>
    <style:style style:name="ce1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ab8</text:p>
          </table:table-cell>
          <table:table-cell table:style-name="ce1" table:number-columns-repeated="2"/>
          <table:table-cell table:number-columns-repeated="5"/>
          <table:table-cell table:style-name="Default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1</text:p>
          </table:table-cell>
          <table:table-cell table:style-name="ce3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4"/>
          <table:table-cell table:formula="of:=SUM([.D3:.G3])" office:value-type="float" office:value="0" calcext:value-type="float">
            <text:p>0</text:p>
          </table:table-cell>
          <table:table-cell table:number-columns-repeated="2"/>
          <table:table-cell table:style-name="ce39" office:value-type="string" calcext:value-type="string">
            <text:p>método para multiplicación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0" table:formula="of:=SUM([.D4:.G4])" office:value-type="float" office:value="0" calcext:value-type="float">
            <text:p>0</text:p>
          </table:table-cell>
          <table:table-cell table:style-name="ce31"/>
          <table:table-cell/>
          <table:table-cell office:value-type="string" calcext:value-type="string">
            <text:p>método para divis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4"/>
          <table:table-cell table:formula="of:=SUM([.D5:.G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llamado de los métodos</text:p>
          </table:table-cell>
          <table:table-cell table:style-name="ce39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0" table:formula="of:=SUM([.D6:.G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9" office:value-type="string" calcext:value-type="string">
            <text:p>y despliegue de resultado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4"/>
          <table:table-cell table:formula="of:=SUM([.D7:.G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0" table:formula="of:=SUM([.D8:.G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2</text:p>
          </table:table-cell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4"/>
          <table:table-cell table:formula="of:=SUM([.D9:.G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recibe los 3 parámetro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0" table:formula="of:=SUM([.D10:.G10])" office:value-type="float" office:value="0" calcext:value-type="float">
            <text:p>0</text:p>
          </table:table-cell>
          <table:table-cell table:style-name="ce31"/>
          <table:table-cell/>
          <table:table-cell office:value-type="string" calcext:value-type="string">
            <text:p>cálculo correcto del número</text:p>
          </table:table-cell>
          <table:table-cell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4"/>
          <table:table-cell table:formula="of:=SUM([.D11:.G1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más cercano en todos los cas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0" table:formula="of:=SUM([.D12:.G1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9" office:value-type="string" calcext:value-type="string">
            <text:p>retorno del resultado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4"/>
          <table:table-cell table:formula="of:=SUM([.D13:.G1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programa de prueb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0" table:formula="of:=SUM([.D14:.G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formula="of:=SUM([.D15:.G15])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3</text:p>
          </table:table-cell>
          <table:table-cell table:style-name="ce38"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20" table:formula="of:=SUM([.D16:.G1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9" office:value-type="string" calcext:value-type="string">
            <text:p>solicita valor al usuario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4"/>
          <table:table-cell table:formula="of:=SUM([.D17:.G1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retorna hasta que reciba un</text:p>
          </table:table-cell>
          <table:table-cell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0" table:formula="of:=SUM([.D18:.G1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número positiv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4"/>
          <table:table-cell table:formula="of:=SUM([.D19:.G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programa de prueba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0" table:formula="of:=SUM([.D20:.G2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4"/>
          <table:table-cell table:formula="of:=SUM([.D21:.G21])" office:value-type="float" office:value="0" calcext:value-type="float">
            <text:p>0</text:p>
          </table:table-cell>
          <table:table-cell table:number-columns-repeated="2"/>
          <table:table-cell table:style-name="ce38" office:value-type="string" calcext:value-type="string">
            <text:p>Problema Opcional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0" table:formula="of:=SUM([.D22:.G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4"/>
          <table:table-cell table:formula="of:=SUM([.D23:.G2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0" table:formula="of:=SUM([.D24:.G2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4"/>
          <table:table-cell table:formula="of:=SUM([.D25:.G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0" table:formula="of:=SUM([.D26:.G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4"/>
          <table:table-cell table:formula="of:=SUM([.D27:.G2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4"/>
          <table:table-cell table:style-name="ce20" table:formula="of:=SUM([.D28:.G28])" office:value-type="float" office:value="0" calcext:value-type="float">
            <text:p>0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formula="of:=SUM([.D29:.G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4"/>
          <table:table-cell table:style-name="ce20" table:formula="of:=SUM([.D30:.G30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formula="of:=SUM([.D31:.G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4"/>
          <table:table-cell table:style-name="ce20" table:formula="of:=SUM([.D32:.G32])" office:value-type="float" office:value="0" calcext:value-type="float">
            <text:p>0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formula="of:=SUM([.D33:.G33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4"/>
          <table:table-cell table:style-name="ce20" table:formula="of:=SUM([.D34:.G34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formula="of:=SUM([.D35:.G35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4"/>
          <table:table-cell table:style-name="ce20" table:formula="of:=SUM([.D36:.G36])" office:value-type="float" office:value="0" calcext:value-type="float">
            <text:p>0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formula="of:=SUM([.D37:.G37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1:37:23.6425428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10T23:43:22.880330912</dc:date>
    <meta:editing-duration>PT6H48M22S</meta:editing-duration>
    <meta:editing-cycles>11</meta:editing-cycles>
    <meta:generator>LibreOffice/6.4.6.2$Linux_X86_64 LibreOffice_project/40$Build-2</meta:generator>
    <meta:document-statistic meta:table-count="1" meta:cell-count="211" meta:object-count="0"/>
  </office:meta>
</office:document-meta>
</file>